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4.001cm" table:align="left"/>
    </style:style>
    <style:style style:name="Tabelle9.A" style:family="table-column">
      <style:table-column-properties style:column-width="4.001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4.001cm" table:align="left"/>
    </style:style>
    <style:style style:name="Tabelle10.A" style:family="table-column">
      <style:table-column-properties style:column-width="4.001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499cm"/>
    </style:style>
    <style:style style:name="Tabelle1.E" style:family="table-column">
      <style:table-column-properties style:column-width="0.504cm"/>
    </style:style>
    <style:style style:name="Tabelle1.G" style:family="table-column">
      <style:table-column-properties style:column-width="0.50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499cm"/>
    </style:style>
    <style:style style:name="Tabelle5.D" style:family="table-column">
      <style:table-column-properties style:column-width="0.503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1b927a"/>
    </style:style>
    <style:style style:name="P2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3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4" style:family="paragraph" style:parent-style-name="Standard">
      <style:text-properties fo:font-size="10pt" officeooo:rsid="001b927a" officeooo:paragraph-rsid="002a11ee" style:font-size-asian="10pt" style:font-size-complex="10pt"/>
    </style:style>
    <style:style style:name="P5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6" style:family="paragraph" style:parent-style-name="Standard">
      <style:text-properties fo:font-size="10pt" officeooo:rsid="0027032d" officeooo:paragraph-rsid="002a11ee" style:font-size-asian="10pt" style:font-size-complex="10pt"/>
    </style:style>
    <style:style style:name="P7" style:family="paragraph" style:parent-style-name="Standard">
      <style:text-properties fo:font-size="10pt" officeooo:rsid="002636e4" officeooo:paragraph-rsid="002636e4" style:font-size-asian="10pt" style:font-size-complex="10pt"/>
    </style:style>
    <style:style style:name="P8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9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a11ee" style:font-size-asian="10pt" style:font-size-complex="10pt"/>
    </style:style>
    <style:style style:name="P10" style:family="paragraph" style:parent-style-name="Table_20_Contents">
      <style:text-properties officeooo:rsid="001caf7f" officeooo:paragraph-rsid="001caf7f"/>
    </style:style>
    <style:style style:name="P11" style:family="paragraph" style:parent-style-name="Table_20_Contents">
      <style:text-properties fo:font-size="9pt" officeooo:rsid="0020358c" officeooo:paragraph-rsid="0020358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2a11ee" officeooo:paragraph-rsid="002a11ee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14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15" style:family="paragraph" style:parent-style-name="Table_20_Contents">
      <style:text-properties officeooo:rsid="002a11ee" officeooo:paragraph-rsid="002a11ee"/>
    </style:style>
    <style:style style:name="P16" style:family="paragraph" style:parent-style-name="Standard">
      <style:text-properties fo:font-size="10pt" officeooo:rsid="0027032d" officeooo:paragraph-rsid="002afc17" style:font-size-asian="10pt" style:font-size-complex="10pt"/>
    </style:style>
    <style:style style:name="P17" style:family="paragraph" style:parent-style-name="Standard">
      <style:text-properties fo:font-size="10pt" officeooo:rsid="002afc17" officeooo:paragraph-rsid="002afc17" style:font-size-asian="10pt" style:font-size-complex="10pt"/>
    </style:style>
    <style:style style:name="P18" style:family="paragraph" style:parent-style-name="Standard">
      <style:text-properties fo:font-size="10pt" officeooo:rsid="002636e4" officeooo:paragraph-rsid="002afc17" style:font-size-asian="10pt" style:font-size-complex="10pt"/>
    </style:style>
    <style:style style:name="P19" style:family="paragraph" style:parent-style-name="Standard">
      <style:text-properties fo:font-size="10pt" officeooo:rsid="001b927a" officeooo:paragraph-rsid="002afc17" style:font-size-asian="10pt" style:font-size-complex="10pt"/>
    </style:style>
    <style:style style:name="P20" style:family="paragraph" style:parent-style-name="Standard">
      <style:text-properties officeooo:rsid="001b927a" officeooo:paragraph-rsid="00251284"/>
    </style:style>
    <style:style style:name="P21" style:family="paragraph" style:parent-style-name="Standard">
      <style:text-properties officeooo:rsid="001b927a" officeooo:paragraph-rsid="002afc17"/>
    </style:style>
    <style:style style:name="P22" style:family="paragraph" style:parent-style-name="Standard">
      <style:text-properties officeooo:rsid="0028531d" officeooo:paragraph-rsid="002afc17"/>
    </style:style>
    <style:style style:name="P23" style:family="paragraph" style:parent-style-name="Standard">
      <style:text-properties officeooo:paragraph-rsid="002afc17"/>
    </style:style>
    <style:style style:name="P24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afc1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28531d" officeooo:paragraph-rsid="002afc1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78fb9" officeooo:paragraph-rsid="002afc17" style:font-size-asian="10pt" style:font-size-complex="10pt"/>
    </style:style>
    <style:style style:name="P27" style:family="paragraph" style:parent-style-name="Table_20_Contents">
      <style:text-properties officeooo:rsid="00278fb9" officeooo:paragraph-rsid="002afc17"/>
    </style:style>
    <style:style style:name="P28" style:family="paragraph" style:parent-style-name="Table_20_Contents">
      <style:text-properties officeooo:rsid="001caf7f" officeooo:paragraph-rsid="002afc17"/>
    </style:style>
    <style:style style:name="P29" style:family="paragraph" style:parent-style-name="Table_20_Contents">
      <style:text-properties officeooo:rsid="0028531d" officeooo:paragraph-rsid="002afc17"/>
    </style:style>
    <style:style style:name="T1" style:family="text">
      <style:text-properties officeooo:rsid="002636e4"/>
    </style:style>
    <style:style style:name="T2" style:family="text">
      <style:text-properties officeooo:rsid="0027032d"/>
    </style:style>
    <style:style style:name="T3" style:family="text">
      <style:text-properties officeooo:rsid="00275f1a"/>
    </style:style>
    <style:style style:name="T4" style:family="text">
      <style:text-properties officeooo:rsid="002a11ee"/>
    </style:style>
    <style:style style:name="T5" style:family="text">
      <style:text-properties officeooo:rsid="002afc17"/>
    </style:style>
    <style:style style:name="T6" style:family="text">
      <style:text-properties officeooo:rsid="002ba2fe"/>
    </style:style>
    <style:style style:name="T7" style:family="text">
      <style:text-properties officeooo:rsid="0028531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a2f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N-<text:span text:style-name="T4">Turn4-SigUK</text:span> – Art# 51<text:span text:style-name="T4">12</text:span>0</text:p>
      <text:p text:style-name="P3">SW 0<text:span text:style-name="T1">1</text:span>.<text:span text:style-name="T5">00 </text:span>- HW 01.0<text:span text:style-name="T1">0</text:span> - <text:span text:style-name="T5">Oct2019</text:span></text:p>
      <text:p text:style-name="P8"><text:span text:style-name="T1">LN-Basis</text:span>-1.<text:span text:style-name="T1">0</text:span> + <text:span text:style-name="T4">RT-Weiche_Signal</text:span></text:p>
      <text:p text:style-name="P2"/>
      <text:p text:style-name="P5">LNCVs</text:p>
      <text:p text:style-name="P17">see full docu</text:p>
      <text:p text:style-name="P1"/>
      <text:p text:style-name="P18">LN-<text:span text:style-name="T4">Turn4-SigUK</text:span> – Art# 51<text:span text:style-name="T4">12</text:span>0</text:p>
      <text:p text:style-name="P19">SW 0<text:span text:style-name="T1">1</text:span>.<text:span text:style-name="T5">00 </text:span>- HW 01.0<text:span text:style-name="T1">0</text:span> - <text:span text:style-name="T5">Oct2019</text:span></text:p>
      <text:p text:style-name="P24"><text:span text:style-name="T1">LN-Basis</text:span>-1.<text:span text:style-name="T1">0</text:span> + <text:span text:style-name="T4">RT-Weiche_Signal</text:span></text:p>
      <text:p text:style-name="P19"/>
      <text:p text:style-name="P16">LNCVs</text:p>
      <text:p text:style-name="P17">see full docu</text:p>
      <text:p text:style-name="P1"/>
      <text:p text:style-name="P21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25">Hinten: </text:p>
            <text:p text:style-name="P26">Signal B <text:span text:style-name="T7">(5/6)</text:span>, Signal A <text:span text:style-name="T7">(7/8)</text:span></text:p>
            <text:p text:style-name="P25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7">C</text:p>
          </table:table-cell>
          <table:table-cell table:style-name="Tabelle2.A2" office:value-type="string">
            <text:p text:style-name="P27">F</text:p>
          </table:table-cell>
          <table:table-cell table:style-name="Tabelle2.A2" office:value-type="string">
            <text:p text:style-name="P27">Y</text:p>
          </table:table-cell>
          <table:table-cell table:style-name="Tabelle2.A2" office:value-type="string">
            <text:p text:style-name="P27">G</text:p>
          </table:table-cell>
          <table:table-cell table:style-name="Tabelle2.A2" office:value-type="string">
            <text:p text:style-name="P27">R</text:p>
          </table:table-cell>
          <table:table-cell table:style-name="Tabelle2.A2" office:value-type="string">
            <text:p text:style-name="P27">C</text:p>
          </table:table-cell>
          <table:table-cell table:style-name="Tabelle2.A2" office:value-type="string">
            <text:p text:style-name="P27">F</text:p>
          </table:table-cell>
          <table:table-cell table:style-name="Tabelle2.A2" office:value-type="string">
            <text:p text:style-name="P27">Y</text:p>
          </table:table-cell>
          <table:table-cell table:style-name="Tabelle2.A2" office:value-type="string">
            <text:p text:style-name="P27">G</text:p>
          </table:table-cell>
          <table:table-cell table:style-name="Tabelle2.J2" office:value-type="string">
            <text:p text:style-name="P27">R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25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9">4</text:p>
          </table:table-cell>
          <table:table-cell table:style-name="Tabelle3.A2" office:value-type="string">
            <text:p text:style-name="P29">4</text:p>
          </table:table-cell>
          <table:table-cell table:style-name="Tabelle3.A2" office:value-type="string">
            <text:p text:style-name="P29">3</text:p>
          </table:table-cell>
          <table:table-cell table:style-name="Tabelle3.A2" office:value-type="string">
            <text:p text:style-name="P29">3</text:p>
          </table:table-cell>
          <table:table-cell table:style-name="Tabelle3.A2" office:value-type="string">
            <text:p text:style-name="P29">2</text:p>
          </table:table-cell>
          <table:table-cell table:style-name="Tabelle3.A2" office:value-type="string">
            <text:p text:style-name="P29">2</text:p>
          </table:table-cell>
          <table:table-cell table:style-name="Tabelle3.A2" office:value-type="string">
            <text:p text:style-name="P29">1</text:p>
          </table:table-cell>
          <table:table-cell table:style-name="Tabelle3.J2" office:value-type="string">
            <text:p text:style-name="P29">1</text:p>
          </table:table-cell>
        </table:table-row>
      </table:table>
      <text:p text:style-name="P21"/>
      <text:p text:style-name="P21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G" table:number-columns-repeated="2"/>
        <table:table-row>
          <table:table-cell table:style-name="Tabelle1.A1" table:number-columns-spanned="10" office:value-type="string">
            <text:p text:style-name="P25">Hinten: </text:p>
            <text:p text:style-name="P26">Signal B <text:span text:style-name="T7">(5/6)</text:span>, Signal A <text:span text:style-name="T7">(7/8)</text:span></text:p>
            <text:p text:style-name="P25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7">C</text:p>
          </table:table-cell>
          <table:table-cell table:style-name="Tabelle1.A2" office:value-type="string">
            <text:p text:style-name="P27">F</text:p>
          </table:table-cell>
          <table:table-cell table:style-name="Tabelle1.A2" office:value-type="string">
            <text:p text:style-name="P27">Y</text:p>
          </table:table-cell>
          <table:table-cell table:style-name="Tabelle1.A2" office:value-type="string">
            <text:p text:style-name="P27">G</text:p>
          </table:table-cell>
          <table:table-cell table:style-name="Tabelle1.A2" office:value-type="string">
            <text:p text:style-name="P27">R</text:p>
          </table:table-cell>
          <table:table-cell table:style-name="Tabelle1.A2" office:value-type="string">
            <text:p text:style-name="P27">C</text:p>
          </table:table-cell>
          <table:table-cell table:style-name="Tabelle1.A2" office:value-type="string">
            <text:p text:style-name="P27">F</text:p>
          </table:table-cell>
          <table:table-cell table:style-name="Tabelle1.A2" office:value-type="string">
            <text:p text:style-name="P27">Y</text:p>
          </table:table-cell>
          <table:table-cell table:style-name="Tabelle1.A2" office:value-type="string">
            <text:p text:style-name="P27">G</text:p>
          </table:table-cell>
          <table:table-cell table:style-name="Tabelle1.J2" office:value-type="string">
            <text:p text:style-name="P27">R</text:p>
          </table:table-cell>
        </table:table-row>
      </table:table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column table:style-name="Tabelle5.B"/>
        <table:table-column table:style-name="Tabelle5.E"/>
        <table:table-column table:style-name="Tabelle5.B"/>
        <table:table-column table:style-name="Tabelle5.E" table:number-columns-repeated="2"/>
        <table:table-row>
          <table:table-cell table:style-name="Tabelle5.A1" table:number-columns-spanned="10" office:value-type="string">
            <text:p text:style-name="P25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8">-</text:p>
          </table:table-cell>
          <table:table-cell table:style-name="Tabelle5.A2" office:value-type="string">
            <text:p text:style-name="P28">-</text:p>
          </table:table-cell>
          <table:table-cell table:style-name="Tabelle5.A2" office:value-type="string">
            <text:p text:style-name="P29">4</text:p>
          </table:table-cell>
          <table:table-cell table:style-name="Tabelle5.A2" office:value-type="string">
            <text:p text:style-name="P29">4</text:p>
          </table:table-cell>
          <table:table-cell table:style-name="Tabelle5.A2" office:value-type="string">
            <text:p text:style-name="P29">3</text:p>
          </table:table-cell>
          <table:table-cell table:style-name="Tabelle5.A2" office:value-type="string">
            <text:p text:style-name="P29">3</text:p>
          </table:table-cell>
          <table:table-cell table:style-name="Tabelle5.A2" office:value-type="string">
            <text:p text:style-name="P29">2</text:p>
          </table:table-cell>
          <table:table-cell table:style-name="Tabelle5.A2" office:value-type="string">
            <text:p text:style-name="P29">2</text:p>
          </table:table-cell>
          <table:table-cell table:style-name="Tabelle5.A2" office:value-type="string">
            <text:p text:style-name="P29">1</text:p>
          </table:table-cell>
          <table:table-cell table:style-name="Tabelle5.J2" office:value-type="string">
            <text:p text:style-name="P29">1</text:p>
          </table:table-cell>
        </table:table-row>
      </table:table>
      <text:p text:style-name="P21"/>
      <text:p text:style-name="P23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3">LN Projects</text:p>
          </table:table-cell>
        </table:table-row>
        <table:table-row>
          <table:table-cell table:style-name="Tabelle4.A2" office:value-type="string">
            <text:p text:style-name="P14"><text:span text:style-name="T2">LN</text:span>-Bus <text:s text:c="3"/><text:span text:style-name="T2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3">LN Projects</text:p>
          </table:table-cell>
        </table:table-row>
        <table:table-row>
          <table:table-cell table:style-name="Tabelle8.A2" office:value-type="string">
            <text:p text:style-name="P14"><text:span text:style-name="T2">LN</text:span>-Bus <text:s text:c="3"/><text:span text:style-name="T2">LN</text:span>-Bus</text:p>
          </table:table-cell>
        </table:table-row>
      </table:table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3">LN Projects</text:p>
          </table:table-cell>
        </table:table-row>
        <table:table-row>
          <table:table-cell table:style-name="Tabelle9.A2" office:value-type="string">
            <text:p text:style-name="P14"><text:span text:style-name="T2">LN</text:span>-Bus <text:s text:c="3"/><text:span text:style-name="T2">LN</text:span>-Bus</text:p>
          </table:table-cell>
        </table:table-row>
      </table:table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3">LN Projects</text:p>
          </table:table-cell>
        </table:table-row>
        <table:table-row>
          <table:table-cell table:style-name="Tabelle10.A2" office:value-type="string">
            <text:p text:style-name="P14"><text:span text:style-name="T2">LN</text:span>-Bus <text:s text:c="3"/><text:span text:style-name="T2">LN</text:span>-Bus</text:p>
          </table:table-cell>
        </table:table-row>
      </table:table>
      <text:p text:style-name="P20"/>
      <text:p text:style-name="P20"/>
      <text:p text:style-name="P21"/>
      <text:p text:style-name="P22">Version für <text:span text:style-name="T8">englische Signal</text:span><text:span text:style-name="T9">e</text:span><text:span text:style-name="T6"> mit den „Aspects“:</text:span> </text:p>
      <text:p text:style-name="P22">R<text:span text:style-name="T6">ed</text:span>, G<text:span text:style-name="T6">reen</text:span>, <text:span text:style-name="T6">Yellow</text:span>, Y<text:span text:style-name="T6">ellow</text:span>+Feather</text:p>
      <text:p text:style-name="P22"><text:span text:style-name="T5">Common Cathode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10-02T10:16:03.261131453</dc:date>
    <meta:editing-duration>PT1H5M49S</meta:editing-duration>
    <meta:editing-cycles>18</meta:editing-cycles>
    <meta:generator>LibreOffice/6.2.7.1$Linux_X86_64 LibreOffice_project/20$Build-1</meta:generator>
    <meta:print-date>2015-12-08T19:33:16.596284639</meta:print-date>
    <meta:document-statistic meta:table-count="8" meta:image-count="0" meta:object-count="0" meta:page-count="1" meta:paragraph-count="69" meta:word-count="132" meta:character-count="623" meta:non-whitespace-character-count="543"/>
  </office:meta>
</office:document-meta>
</file>